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580000018C94F93C06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25cm" svg:height="3.251cm" svg:x="7.829cm" svg:y="14.972cm">
          <draw:image xlink:href="Pictures/10000000000002580000018C94F93C06.jpg" xlink:type="simple" xlink:show="embed" xlink:actuate="onLoad">
            <text:p/>
          </draw:image>
        </draw:frame>
        <draw:frame draw:style-name="gr2" draw:text-style-name="P2" draw:layer="layout" svg:width="17.969cm" svg:height="10.667cm" svg:x="1.721cm" svg:y="1.609cm">
          <draw:text-box>
            <text:p text:style-name="P1"><text:span text:style-name="T1">Good food.</text:span></text:p>
            <text:p text:style-name="P1"><text:span text:style-name="T1">Good meat.</text:span></text:p>
            <text:p text:style-name="P1"><text:span text:style-name="T1">Doomed planet.</text:span></text:p>
            <text:p text:style-name="P1"><text:span text:style-name="T1">Let's eat!</text:span></text:p>
          </draw:text-box>
        </draw:frame>
        <draw:custom-shape draw:style-name="gr3" draw:text-style-name="P1" draw:layer="layout" svg:width="6.233cm" svg:height="6.233cm" svg:x="7.092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378cm" svg:y1="14.296cm" svg:x2="12.664cm" svg:y2="18.538cm">
          <text:p/>
        </draw:line>
        <draw:frame draw:style-name="gr5" draw:text-style-name="P3" draw:layer="layout" svg:width="18.531cm" svg:height="4.201cm" svg:x="1.26cm" svg:y="22.602cm">
          <draw:text-box>
            <text:p text:style-name="P1"><text:span text:style-name="T2">Industrial meat production accounts</text:span></text:p>
            <text:p text:style-name="P1"><text:span text:style-name="T2">for over one-fifth of greenhouse</text:span></text:p>
            <text:p text:style-name="P1"><text:span text:style-name="T2">gas emission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6T20:07:57</dc:date>
    <dc:creator>Sam Christy</dc:creator>
    <meta:editing-duration>PT44M30S</meta:editing-duration>
    <meta:editing-cycles>22</meta:editing-cycles>
    <meta:generator>LibreOffice/3.6$Linux_x86 LibreOffice_project/360m1$Build-2</meta:generator>
    <meta:document-statistic meta:object-count="5"/>
  </office:meta>
</office:document-meta>
</file>